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20pt" fo:language="ca" fo:country="ES" style:text-underline-style="solid" style:text-underline-width="auto" style:text-underline-color="font-color" officeooo:rsid="0000da57" officeooo:paragraph-rsid="0000da57" style:font-size-asian="20pt" style:font-size-complex="20pt"/>
    </style:style>
    <style:style style:name="P2" style:family="paragraph" style:parent-style-name="Standard">
      <style:text-properties fo:language="ca" fo:country="ES" officeooo:rsid="0000da57" officeooo:paragraph-rsid="0000da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nerar teclat</text:p>
      <text:p text:style-name="P2">Actor: usuari</text:p>
      <text:p text:style-name="P2">Pre: </text:p>
      <text:p text:style-name="P2">L’usuari ha seleccionat un alfabet, una o més freqüències d’aquest alfabet i una graella vàlids.</text:p>
      <text:p text:style-name="P2">Comportament: </text:p>
      <text:p text:style-name="P2">Es genera un teclat òptim a partir dels paràmetres d’entrada (alfabet, freqüències i graella) i es mostra per pantalla.</text:p>
      <text:p text:style-name="P2"/>
      <text:p text:style-name="P1">Guardar teclat</text:p>
      <text:p text:style-name="P2">Actor: usuari</text:p>
      <text:p text:style-name="P2">Pre:</text:p>
      <text:p text:style-name="P2">L’usuari ha generat un teclat.</text:p>
      <text:p text:style-name="P2">Comportament:</text:p>
      <text:p text:style-name="P2">L’usuari introdueix un nom pel teclat i confirma que vol que el teclat es guardi al sistema. El sistema valida els valors i la coherència de les dades i els registra.</text:p>
      <text:p text:style-name="P2">Possibles errors:</text:p>
      <text:p text:style-name="P2">Ja existeix un teclat amb aquest nom: canviar-lo o cancel·lar</text:p>
      <text:p text:style-name="P2">El nom és buit: canviar-lo o cancel·lar</text:p>
      <text:p text:style-name="P2"/>
      <text:p text:style-name="P1">Canviar nom teclat</text:p>
      <text:p text:style-name="P2">Actor: usuari</text:p>
      <text:p text:style-name="P2">Comportament:</text:p>
      <text:p text:style-name="P2">L’usuari introdueix el nou nom que vol que tingui el teclat. El sistema valida el nou valor i el canvia pel vell.</text:p>
      <text:p text:style-name="P2">Possibles errors:</text:p>
      <text:p text:style-name="P2">Ja existeix un teclat amb aquest nom: canviar-lo o cancel·lar</text:p>
      <text:p text:style-name="P2">El nom és buit: nop</text:p>
      <text:p text:style-name="P2"/>
      <text:p text:style-name="P1">Esborrar teclat</text:p>
      <text:p text:style-name="P2">Actor: usuari</text:p>
      <text:p text:style-name="P2">Comportament: S’esborra el teclat indicat del sistema</text:p>
      <text:p text:style-name="P2"/>
      <text:p text:style-name="P1">Actualitzar teclat</text:p>
      <text:p text:style-name="P2">Actor: usuari</text:p>
      <text:p text:style-name="P2">Comportament: </text:p>
      <text:p text:style-name="P2">Quan l’usuari sol·licita actualitzar un teclat, el sistema comprova si s’han modificat la o les freqüències a partir de les quals està generat el teclat. Si és el cas, recalcula la distribució del teclat més òptima i modifica el teclat per tal que tingui aquesta nova distribució.</text:p>
      <text:p text:style-name="P2">Possibles errors/casos alternatius:</text:p>
      <text:p text:style-name="P2">No s’ha modificat cap freqüència a partir de la qual s’ha generat el teclat: nop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12:53:45.527729309</meta:creation-date>
    <dc:date>2023-10-16T13:18:25.721316007</dc:date>
    <meta:editing-duration>PT24M40S</meta:editing-duration>
    <meta:editing-cycles>1</meta:editing-cycles>
    <meta:document-statistic meta:table-count="0" meta:image-count="0" meta:object-count="0" meta:page-count="1" meta:paragraph-count="31" meta:word-count="227" meta:character-count="1393" meta:non-whitespace-character-count="1194"/>
    <meta:generator>LibreOffice/7.4.3.2$Linux_X86_64 LibreOffice_project/40$Build-2</meta:generator>
  </office:meta>
</office:document-meta>
</file>